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9000000E948A8257672D3977F.png" manifest:media-type="image/png"/>
  <manifest:file-entry manifest:full-path="Pictures/10002E6F00001815000018150029210503C1DCAB.svg" manifest:media-type="image/svg+xml"/>
  <manifest:file-entry manifest:full-path="Pictures/10000000000001C5000002AC1705BEB7D45EF2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cm" svg:stroke-color="#729fcf" draw:marker-start-width="0.8cm" draw:marker-end="Triangle" draw:marker-end-width="0.9cm" svg:stroke-linecap="round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5.959cm" svg:height="8.999cm" svg:x="14.399cm" svg:y="0.001cm">
            <draw:image xlink:href="Pictures/10000000000001C5000002AC1705BEB7D45EF28B.png" xlink:type="simple" xlink:show="embed" xlink:actuate="onLoad" draw:mime-type="image/png">
              <text:p/>
            </draw:image>
          </draw:frame>
          <draw:frame draw:style-name="gr1" draw:text-style-name="P1" draw:layer="layout" svg:width="7.663cm" svg:height="7.663cm" svg:x="0.143cm" svg:y="0.669cm">
            <draw:image xlink:href="Pictures/10002E6F00001815000018150029210503C1DCAB.svg" xlink:type="simple" xlink:show="embed" xlink:actuate="onLoad" draw:mime-type="image/svg+xml">
              <text:p/>
            </draw:image>
            <draw:image xlink:href="Pictures/10000001000000E9000000E948A8257672D3977F.png" xlink:type="simple" xlink:show="embed" xlink:actuate="onLoad" draw:mime-type="image/png"/>
            <svg:title>QR Code</svg:title>
            <svg:desc>https://github.com/urmel79/Jupyter_GettingStarted2ML</svg:desc>
          </draw:frame>
          <draw:line draw:style-name="gr2" draw:text-style-name="P2" draw:layer="layout" svg:x1="9.951cm" svg:y1="4.5cm" svg:x2="12.553cm" svg:y2="4.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10:01:38.734000000</meta:creation-date>
    <dc:date>2022-11-07T14:28:58.216715296</dc:date>
    <meta:editing-duration>PT2H11M5S</meta:editing-duration>
    <meta:editing-cycles>28</meta:editing-cycles>
    <meta:generator>LibreOffice/7.3.6.2$Linux_X86_64 LibreOffice_project/30$Build-2</meta:generator>
    <dc:creator>Björn Kasper</dc:creator>
    <meta:document-statistic meta:object-count="4"/>
  </office:meta>
</office:document-meta>
</file>